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2.0409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2.3909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2.12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日本語 </text:p>
          </table:table-cell>
          <table:table-cell office:value-type="string" calcext:value-type="string">
            <text:p>ステラフォルム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ドイツ語 </text:p>
          </table:table-cell>
          <table:table-cell office:value-type="string" calcext:value-type="string">
            <text:p>Stellarform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英語 </text:p>
          </table:table-cell>
          <table:table-cell office:value-type="string" calcext:value-type="string">
            <text:p>Stellar Form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スペイン語 </text:p>
          </table:table-cell>
          <table:table-cell office:value-type="string" calcext:value-type="string">
            <text:p>Forma astral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フランス語 </text:p>
          </table:table-cell>
          <table:table-cell office:value-type="string" calcext:value-type="string">
            <text:p>Forme Stellair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イタリア語 </text:p>
          </table:table-cell>
          <table:table-cell office:value-type="string" calcext:value-type="string">
            <text:p>Forma Astrale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韓国語 </text:p>
          </table:table-cell>
          <table:table-cell office:value-type="string" calcext:value-type="string">
            <text:p>스텔라폼 (Seutellapom) 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span text:style-name="T1">中国語 </text:span><text:span text:style-name="T2">簡体字 </text:span></text:p>
          </table:table-cell>
          <table:table-cell office:value-type="string" calcext:value-type="string">
            <text:p>星晶形态 (Xīngjīng Xíngtài) 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中国語 繁体字 </text:p>
          </table:table-cell>
          <table:table-cell office:value-type="string" calcext:value-type="string">
            <text:p>星晶形態 (Xīngjīng Xíngtài) 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Raja Perisai 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en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zh-Hant</text:p>
          </table:table-cell>
          <table:table-cell office:value-type="string" calcext:value-type="string">
            <text:p>zh-Hans</text:p>
          </table:table-cell>
        </table:table-row>
        <table:table-row table:style-name="ro1">
          <table:table-cell table:style-name="Default" table:formula="of:=[.B1]" office:value-type="string" office:string-value="ステラフォルム " calcext:value-type="string">
            <text:p>ステラフォルム </text:p>
          </table:table-cell>
          <table:table-cell table:style-name="Default" table:formula="of:=[.B3]" office:value-type="string" office:string-value="Stellar Form " calcext:value-type="string">
            <text:p>Stellar Form </text:p>
          </table:table-cell>
          <table:table-cell table:formula="of:=[.B5]" office:value-type="string" office:string-value="Forme Stellaire " calcext:value-type="string">
            <text:p>Forme Stellaire </text:p>
          </table:table-cell>
          <table:table-cell table:formula="of:=[.B2]" office:value-type="string" office:string-value="Stellarform " calcext:value-type="string">
            <text:p>Stellarform </text:p>
          </table:table-cell>
          <table:table-cell table:formula="of:=[.B4]" office:value-type="string" office:string-value="Forma astral " calcext:value-type="string">
            <text:p>Forma astral </text:p>
          </table:table-cell>
          <table:table-cell table:formula="of:=[.B6]" office:value-type="string" office:string-value="Forma Astrale " calcext:value-type="string">
            <text:p>Forma Astrale </text:p>
          </table:table-cell>
          <table:table-cell table:formula="of:=ORG.LIBREOFFICE.REGEX([.B7];&quot;[ (| ][A-Za-zÀ-ž].*&quot;; &quot;&quot;)" office:value-type="string" office:string-value="스텔라폼 " calcext:value-type="string">
            <text:p>스텔라폼 </text:p>
          </table:table-cell>
          <table:table-cell table:formula="of:=ORG.LIBREOFFICE.REGEX([.B9];&quot;[ (| ][A-Za-zÀ-ž].*&quot;; &quot;&quot;)" office:value-type="string" office:string-value="星晶形態 " calcext:value-type="string">
            <text:p>星晶形態 </text:p>
          </table:table-cell>
          <table:table-cell table:formula="of:=ORG.LIBREOFFICE.REGEX([.B8];&quot;[ (| ][A-Za-zÀ-ž].*&quot;; &quot;&quot;)" office:value-type="string" office:string-value="星晶形态 " calcext:value-type="string">
            <text:p>星晶形态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09:49:55.6641175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1:02:05.457446249</meta:creation-date>
    <dc:date>2024-12-28T16:32:32.050225091</dc:date>
    <meta:editing-duration>PT4H16M41S</meta:editing-duration>
    <meta:editing-cycles>11</meta:editing-cycles>
    <meta:generator>LibreOffice/24.8.4.2$Linux_X86_64 LibreOffice_project/480$Build-2</meta:generator>
    <meta:document-statistic meta:table-count="1" meta:cell-count="37" meta:object-count="0"/>
  </office:meta>
</office:document-meta>
</file>